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e42" officeooo:paragraph-rsid="001e2e42"/>
    </style:style>
    <style:style style:name="P2" style:family="paragraph" style:parent-style-name="Standard">
      <style:text-properties officeooo:rsid="001eb12c" officeooo:paragraph-rsid="001eb12c"/>
    </style:style>
    <style:style style:name="P3" style:family="paragraph" style:parent-style-name="Standard">
      <style:text-properties officeooo:rsid="001f1b8b" officeooo:paragraph-rsid="001f1b8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proyecto trata de una aplicación donde podrás aprender los verbos irregulares en inglés . </text:p>
      <text:p text:style-name="P1"/>
      <text:h text:style-name="Heading_20_1" text:outline-level="1">Documentación</text:h>
      <text:p text:style-name="P1">Esta aplicación se modula en una arquitectura MVC (Controllres , Model, Resources)</text:p>
      <text:p text:style-name="P1"/>
      <text:h text:style-name="Heading_20_2" text:outline-level="2">Controllers</text:h>
      <text:p text:style-name="P1">La aplicación cuenta con un solo controller donde inicializa un un verbo de un .json que tendrás que cubrir 3 TextField con todos los campos del verbo. </text:p>
      <text:p text:style-name="P1"/>
      <text:h text:style-name="Heading_20_2" text:outline-level="2">Model</text:h>
      <text:p text:style-name="P2">IrregularVerb</text:p>
      <text:p text:style-name="P2"/>
      <text:p text:style-name="P2">Esta clase se compone de 4 Strings </text:p>
      <text:p text:style-name="P2"/>
      <text:p text:style-name="P2">private String infinitive, simple, participle, translation;</text:p>
      <text:p text:style-name="P2"/>
      <text:p text:style-name="P2">Métodos : </text:p>
      <text:p text:style-name="P2"/>
      <text:p text:style-name="P3">Importar verbos </text:p>
      <text:p text:style-name="P3"/>
      <text:p text:style-name="P3">Este método habré un menu donde tendrás que seleccionar un .json. </text:p>
      <text:p text:style-name="P3"/>
      <text:p text:style-name="P3">Mostarayuda</text:p>
      <text:p text:style-name="P3">Convierte 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1:33:16.397754700</meta:creation-date>
    <dc:date>2025-05-29T12:48:34.746724900</dc:date>
    <meta:editing-duration>PT43M26S</meta:editing-duration>
    <meta:editing-cycles>1</meta:editing-cycles>
    <meta:document-statistic meta:table-count="0" meta:image-count="0" meta:object-count="0" meta:page-count="1" meta:paragraph-count="14" meta:word-count="88" meta:character-count="578" meta:non-whitespace-character-count="497"/>
    <meta:generator>LibreOffice/25.2.1.2$Windows_X86_64 LibreOffice_project/d3abf4aee5fd705e4a92bba33a32f40bc4e56f49</meta:generator>
  </office:meta>
</office:document-meta>
</file>